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fe34" officeooo:paragraph-rsid="001ffe34"/>
    </style:style>
    <style:style style:name="P2" style:family="paragraph" style:parent-style-name="Standard">
      <style:text-properties fo:font-weight="bold" officeooo:rsid="001ffe34" officeooo:paragraph-rsid="001ffe34" style:font-weight-asian="bold" style:font-weight-complex="bold"/>
    </style:style>
    <style:style style:name="P3" style:family="paragraph" style:parent-style-name="Standard">
      <style:text-properties fo:font-weight="bold" officeooo:rsid="00207f10" officeooo:paragraph-rsid="00207f10" style:font-weight-asian="bold" style:font-weight-complex="bold"/>
    </style:style>
    <style:style style:name="P4" style:family="paragraph" style:parent-style-name="Standard">
      <style:text-properties fo:font-weight="normal" officeooo:rsid="00207f10" officeooo:paragraph-rsid="00207f10" style:font-weight-asian="normal" style:font-weight-complex="normal"/>
    </style:style>
    <style:style style:name="P5" style:family="paragraph" style:parent-style-name="Standard">
      <style:text-properties fo:font-weight="normal" officeooo:rsid="001ffe34" officeooo:paragraph-rsid="001ffe34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gm1</text:p>
      <text:p text:style-name="P1"/>
      <text:p text:style-name="Standard">#include&lt;stdio.h&gt;</text:p>
      <text:p text:style-name="Standard"/>
      <text:p text:style-name="Standard">int main(){</text:p>
      <text:p text:style-name="Standard">char str[100];</text:p>
      <text:p text:style-name="Standard">printf("enter string");</text:p>
      <text:p text:style-name="Standard">scanf("%s",str);</text:p>
      <text:p text:style-name="Standard"/>
      <text:p text:style-name="Standard">int state=0,f=0;</text:p>
      <text:p text:style-name="Standard">for(int i=0;str[i]!='\0';i++){</text:p>
      <text:p text:style-name="Standard"><text:tab/>if (str[i]=='0'){</text:p>
      <text:p text:style-name="Standard"><text:tab/><text:tab/>state=1;</text:p>
      <text:p text:style-name="Standard"><text:tab/>}</text:p>
      <text:p text:style-name="Standard"><text:tab/>else{</text:p>
      <text:p text:style-name="Standard"><text:tab/><text:tab/>if(state==0){</text:p>
      <text:p text:style-name="Standard"><text:tab/><text:tab/><text:tab/>f++;</text:p>
      <text:p text:style-name="Standard"><text:tab/><text:tab/><text:tab/>break;<text:tab/><text:tab/><text:tab/></text:p>
      <text:p text:style-name="Standard"><text:tab/><text:tab/>}state=2;</text:p>
      <text:p text:style-name="Standard"><text:tab/>}</text:p>
      <text:p text:style-name="Standard">}</text:p>
      <text:p text:style-name="Standard"/>
      <text:p text:style-name="Standard"/>
      <text:p text:style-name="Standard">if(state!=2||f!=0)</text:p>
      <text:p text:style-name="Standard"><text:tab/>printf("invalid string");</text:p>
      <text:p text:style-name="Standard">else</text:p>
      <text:p text:style-name="Standard"><text:tab/>printf("valid string");</text:p>
      <text:p text:style-name="Standard">return 0;</text:p>
      <text:p text:style-name="Standard">}</text:p>
      <text:p text:style-name="Standard"/>
      <text:p text:style-name="Standard"/>
      <text:p text:style-name="Standard">/* OUTPUT</text:p>
      <text:p text:style-name="P1">Kailas</text:p>
      <text:p text:style-name="Standard"/>
      <text:p text:style-name="Standard">enter string 0011</text:p>
      <text:p text:style-name="Standard">valid string</text:p>
      <text:p text:style-name="Standard"/>
      <text:p text:style-name="Standard">enter string1011</text:p>
      <text:p text:style-name="Standard">invalid string</text:p>
      <text:p text:style-name="Standard">*/</text:p>
      <text:p text:style-name="Standard"/>
      <text:p text:style-name="Standard"/>
      <text:p text:style-name="Standard"/>
      <text:p text:style-name="P2">PRGM2 </text:p>
      <text:p text:style-name="P2"/>
      <text:p text:style-name="Standard">#include&lt;stdio.h&gt;</text:p>
      <text:p text:style-name="Standard"/>
      <text:p text:style-name="Standard"/>
      <text:p text:style-name="Standard">int main(){</text:p>
      <text:p text:style-name="Standard">char str[100];</text:p>
      <text:p text:style-name="Standard">printf("enter string");</text:p>
      <text:p text:style-name="Standard">scanf("%s",str);</text:p>
      <text:p text:style-name="Standard"><text:soft-page-break/></text:p>
      <text:p text:style-name="Standard">int state=0;</text:p>
      <text:p text:style-name="Standard">for(int i=0;str[i]!='\0';i++){</text:p>
      <text:p text:style-name="Standard"><text:tab/>if(state==0){<text:tab/></text:p>
      <text:p text:style-name="Standard"><text:tab/><text:tab/>if (str[i]=='0')</text:p>
      <text:p text:style-name="Standard"><text:tab/><text:tab/><text:tab/>state=1;</text:p>
      <text:p text:style-name="Standard"><text:tab/><text:tab/>else if (str[i]=='1')</text:p>
      <text:p text:style-name="Standard"><text:tab/><text:tab/><text:tab/>state=0;</text:p>
      <text:p text:style-name="Standard"><text:tab/>}</text:p>
      <text:p text:style-name="Standard"><text:tab/>else if(state==1){</text:p>
      <text:p text:style-name="Standard"><text:tab/><text:tab/>if (str[i]=='0')</text:p>
      <text:p text:style-name="Standard"><text:tab/><text:tab/><text:tab/>state=2;</text:p>
      <text:p text:style-name="Standard"><text:tab/><text:tab/>else if (str[i]=='1')</text:p>
      <text:p text:style-name="Standard"><text:tab/><text:tab/><text:tab/>state=1;</text:p>
      <text:p text:style-name="Standard"><text:tab/>}</text:p>
      <text:p text:style-name="Standard"><text:tab/>else if(state==2){</text:p>
      <text:p text:style-name="Standard"><text:tab/><text:tab/>if (str[i]=='0')</text:p>
      <text:p text:style-name="Standard"><text:tab/><text:tab/><text:tab/>state=1;</text:p>
      <text:p text:style-name="Standard"><text:tab/><text:tab/>else if (str[i]=='1')</text:p>
      <text:p text:style-name="Standard"><text:tab/><text:tab/><text:tab/>state=2;</text:p>
      <text:p text:style-name="Standard"><text:tab/>}</text:p>
      <text:p text:style-name="Standard">}</text:p>
      <text:p text:style-name="Standard"/>
      <text:p text:style-name="Standard"/>
      <text:p text:style-name="Standard">if(state!=2)</text:p>
      <text:p text:style-name="Standard"><text:tab/>printf("invalid string");</text:p>
      <text:p text:style-name="Standard">else</text:p>
      <text:p text:style-name="Standard"><text:tab/>printf("valid string");</text:p>
      <text:p text:style-name="Standard">return 0;</text:p>
      <text:p text:style-name="Standard">}</text:p>
      <text:p text:style-name="Standard"/>
      <text:p text:style-name="Standard"/>
      <text:p text:style-name="Standard">/*OUTPUT</text:p>
      <text:p text:style-name="Standard">Kailas</text:p>
      <text:p text:style-name="Standard"/>
      <text:p text:style-name="Standard">enter string 0011</text:p>
      <text:p text:style-name="Standard">valid string</text:p>
      <text:p text:style-name="Standard"/>
      <text:p text:style-name="Standard">enter string 0001</text:p>
      <text:p text:style-name="Standard">invalid string</text:p>
      <text:p text:style-name="Standard">*/</text:p>
      <text:p text:style-name="Standard"/>
      <text:p text:style-name="Standard"/>
      <text:p text:style-name="Standard"/>
      <text:p text:style-name="P2">PRGM3</text:p>
      <text:p text:style-name="P2"/>
      <text:p text:style-name="Standard">#include&lt;stdio.h&gt;</text:p>
      <text:p text:style-name="Standard"/>
      <text:p text:style-name="Standard"/>
      <text:p text:style-name="Standard">int main(){</text:p>
      <text:p text:style-name="Standard">char str[100];</text:p>
      <text:p text:style-name="Standard">printf("enter string");</text:p>
      <text:p text:style-name="Standard"><text:soft-page-break/>scanf("%s",str);</text:p>
      <text:p text:style-name="Standard"/>
      <text:p text:style-name="Standard">int arr[6][2];</text:p>
      <text:p text:style-name="Standard"/>
      <text:p text:style-name="Standard"><text:s/>arr[0][0]=1;</text:p>
      <text:p text:style-name="Standard"><text:s/>arr[0][1]=-1;</text:p>
      <text:p text:style-name="Standard"><text:s/>arr[1][0]=2;</text:p>
      <text:p text:style-name="Standard"><text:s/>arr[1][1]=-1;</text:p>
      <text:p text:style-name="Standard"><text:s/>arr[2][0]=2;</text:p>
      <text:p text:style-name="Standard"><text:s/>arr[2][1]=3;</text:p>
      <text:p text:style-name="Standard"><text:s/>arr[3][0]=-1;</text:p>
      <text:p text:style-name="Standard"><text:s/>arr[3][1]=4;</text:p>
      <text:p text:style-name="Standard"><text:s/>arr[4][0]=-1;</text:p>
      <text:p text:style-name="Standard"><text:s/>arr[4][1]=5;</text:p>
      <text:p text:style-name="Standard"><text:s/>arr[5][0]=-1;</text:p>
      <text:p text:style-name="Standard"><text:s/>arr[5][1]=5;</text:p>
      <text:p text:style-name="Standard"/>
      <text:p text:style-name="Standard"/>
      <text:p text:style-name="Standard"/>
      <text:p text:style-name="Standard">int l,state=0;</text:p>
      <text:p text:style-name="Standard">for(int i=0;str[i]!='\0';i++){</text:p>
      <text:p text:style-name="Standard"><text:tab/>if(str[i]=='a')</text:p>
      <text:p text:style-name="Standard"><text:tab/><text:tab/>l=0;</text:p>
      <text:p text:style-name="Standard"><text:tab/>else if (str[i]=='b')</text:p>
      <text:p text:style-name="Standard"><text:tab/><text:tab/>l=1;</text:p>
      <text:p text:style-name="Standard"><text:tab/>else</text:p>
      <text:p text:style-name="Standard"><text:tab/><text:tab/>printf("invalid entry");</text:p>
      <text:p text:style-name="Standard"><text:tab/>state=arr[state][l];</text:p>
      <text:p text:style-name="Standard"/>
      <text:p text:style-name="Standard">}</text:p>
      <text:p text:style-name="Standard"/>
      <text:p text:style-name="Standard"/>
      <text:p text:style-name="Standard">if(state==2||state==3||state==4)</text:p>
      <text:p text:style-name="Standard"><text:tab/>printf("valid string");</text:p>
      <text:p text:style-name="Standard">else</text:p>
      <text:p text:style-name="Standard"><text:tab/>printf("invalid string");</text:p>
      <text:p text:style-name="Standard">return 0;</text:p>
      <text:p text:style-name="Standard">}</text:p>
      <text:p text:style-name="Standard"/>
      <text:p text:style-name="Standard"/>
      <text:p text:style-name="Standard"/>
      <text:p text:style-name="Standard">/*OUTPUT</text:p>
      <text:p text:style-name="Standard">Kailas</text:p>
      <text:p text:style-name="Standard"/>
      <text:p text:style-name="Standard">enter string aaab</text:p>
      <text:p text:style-name="Standard">valid string</text:p>
      <text:p text:style-name="Standard"/>
      <text:p text:style-name="Standard">enter string aaabbbb</text:p>
      <text:p text:style-name="Standard">invalid string</text:p>
      <text:p text:style-name="Standard">*/</text:p>
      <text:p text:style-name="Standard"/>
      <text:p text:style-name="Standard"/>
      <text:p text:style-name="P2"><text:soft-page-break/>PRGM4</text:p>
      <text:p text:style-name="P2"/>
      <text:p text:style-name="Standard">#include&lt;stdio.h&gt;</text:p>
      <text:p text:style-name="Standard"/>
      <text:p text:style-name="Standard"/>
      <text:p text:style-name="Standard">int main(){</text:p>
      <text:p text:style-name="Standard">char str[100];</text:p>
      <text:p text:style-name="Standard">printf("enter string");</text:p>
      <text:p text:style-name="Standard">scanf("%s",str);</text:p>
      <text:p text:style-name="Standard"/>
      <text:p text:style-name="Standard">int state=0;</text:p>
      <text:p text:style-name="Standard">for(int i=0;str[i]!='\0';i++){</text:p>
      <text:p text:style-name="Standard"><text:tab/>if(state==0){<text:tab/></text:p>
      <text:p text:style-name="Standard"><text:tab/><text:tab/>if (str[i]=='a')</text:p>
      <text:p text:style-name="Standard"><text:tab/><text:tab/><text:tab/>state=1;</text:p>
      <text:p text:style-name="Standard"><text:tab/><text:tab/>else if (str[i]=='b')</text:p>
      <text:p text:style-name="Standard"><text:tab/><text:tab/><text:tab/>state=2;</text:p>
      <text:p text:style-name="Standard"><text:tab/>}</text:p>
      <text:p text:style-name="Standard"><text:tab/>else if(state==1){</text:p>
      <text:p text:style-name="Standard"><text:tab/><text:tab/>if (str[i]=='b')</text:p>
      <text:p text:style-name="Standard"><text:tab/><text:tab/><text:tab/>state=0;<text:tab/><text:tab/></text:p>
      <text:p text:style-name="Standard"><text:tab/>}</text:p>
      <text:p text:style-name="Standard"><text:tab/>else if(state==2){</text:p>
      <text:p text:style-name="Standard"><text:tab/><text:tab/>if (str[i]=='b')</text:p>
      <text:p text:style-name="Standard"><text:tab/><text:tab/><text:tab/>state=3;</text:p>
      <text:p text:style-name="Standard"><text:tab/>}</text:p>
      <text:p text:style-name="Standard"><text:tab/>else if(state==3){</text:p>
      <text:p text:style-name="Standard"><text:tab/><text:tab/>if (str[i]=='a')</text:p>
      <text:p text:style-name="Standard"><text:tab/><text:tab/><text:tab/>state=1;</text:p>
      <text:p text:style-name="Standard"><text:tab/><text:tab/>else if (str[i]=='b')</text:p>
      <text:p text:style-name="Standard"><text:tab/><text:tab/><text:tab/>state=2;</text:p>
      <text:p text:style-name="Standard"><text:tab/>}</text:p>
      <text:p text:style-name="Standard">}</text:p>
      <text:p text:style-name="Standard"/>
      <text:p text:style-name="Standard"/>
      <text:p text:style-name="Standard">if(state!=3)</text:p>
      <text:p text:style-name="Standard"><text:tab/>printf("invalid string");</text:p>
      <text:p text:style-name="Standard">else</text:p>
      <text:p text:style-name="Standard"><text:tab/>printf("valid string");</text:p>
      <text:p text:style-name="Standard">return 0;</text:p>
      <text:p text:style-name="Standard">}</text:p>
      <text:p text:style-name="Standard"/>
      <text:p text:style-name="Standard"/>
      <text:p text:style-name="Standard"/>
      <text:p text:style-name="Standard"/>
      <text:p text:style-name="Standard">/*OUTPUT</text:p>
      <text:p text:style-name="Standard">Kailas</text:p>
      <text:p text:style-name="Standard"/>
      <text:p text:style-name="Standard">enter string aabbbaabbb</text:p>
      <text:p text:style-name="Standard">valid string</text:p>
      <text:p text:style-name="Standard"/>
      <text:p text:style-name="Standard">enter string ababbbb</text:p>
      <text:p text:style-name="Standard"><text:soft-page-break/>invalid string</text:p>
      <text:p text:style-name="Standard">*/</text:p>
      <text:p text:style-name="Standard"/>
      <text:p text:style-name="P2">PRGM5</text:p>
      <text:p text:style-name="P2"/>
      <text:p text:style-name="Standard">#include&lt;stdio.h&gt;</text:p>
      <text:p text:style-name="Standard"/>
      <text:p text:style-name="Standard"/>
      <text:p text:style-name="Standard">int main(){</text:p>
      <text:p text:style-name="Standard">char str[100];</text:p>
      <text:p text:style-name="Standard">printf("enter string");</text:p>
      <text:p text:style-name="Standard">scanf("%s",str);</text:p>
      <text:p text:style-name="Standard"/>
      <text:p text:style-name="Standard">int state=0;</text:p>
      <text:p text:style-name="Standard">for(int i=0;str[i]!='\0';i++){</text:p>
      <text:p text:style-name="Standard"><text:tab/>if(state==0){<text:tab/></text:p>
      <text:p text:style-name="Standard"><text:tab/><text:tab/>if (str[i]=='a')</text:p>
      <text:p text:style-name="Standard"><text:tab/><text:tab/><text:tab/>state=1;</text:p>
      <text:p text:style-name="Standard"><text:tab/><text:tab/>else if (str[i]=='b')</text:p>
      <text:p text:style-name="Standard"><text:tab/><text:tab/><text:tab/>state=3;</text:p>
      <text:p text:style-name="Standard"><text:tab/>}</text:p>
      <text:p text:style-name="Standard"><text:tab/>else if(state==1){</text:p>
      <text:p text:style-name="Standard"><text:tab/><text:tab/>if (str[i]=='a')</text:p>
      <text:p text:style-name="Standard"><text:tab/><text:tab/><text:tab/>state=2;</text:p>
      <text:p text:style-name="Standard"><text:tab/><text:tab/>else if (str[i]=='b')</text:p>
      <text:p text:style-name="Standard"><text:tab/><text:tab/><text:tab/>state=3;</text:p>
      <text:p text:style-name="Standard"><text:tab/>}</text:p>
      <text:p text:style-name="Standard"><text:tab/>else if(state==2){</text:p>
      <text:p text:style-name="Standard"><text:tab/><text:tab/>if (str[i]=='b')</text:p>
      <text:p text:style-name="Standard"><text:tab/><text:tab/><text:tab/>state=3;</text:p>
      <text:p text:style-name="Standard"><text:tab/><text:tab/>else break;</text:p>
      <text:p text:style-name="Standard"><text:tab/>}</text:p>
      <text:p text:style-name="Standard"><text:tab/>else if(state==3){</text:p>
      <text:p text:style-name="Standard"><text:tab/><text:tab/>if (str[i]=='a')</text:p>
      <text:p text:style-name="Standard"><text:tab/><text:tab/><text:tab/>state=1;</text:p>
      <text:p text:style-name="Standard"><text:tab/><text:tab/>else if (str[i]=='b')</text:p>
      <text:p text:style-name="Standard"><text:tab/><text:tab/><text:tab/>state=3;</text:p>
      <text:p text:style-name="Standard"><text:tab/>}</text:p>
      <text:p text:style-name="Standard">}</text:p>
      <text:p text:style-name="Standard"/>
      <text:p text:style-name="Standard">if(state!=3)</text:p>
      <text:p text:style-name="Standard"><text:tab/>printf("invalid string");</text:p>
      <text:p text:style-name="Standard">else</text:p>
      <text:p text:style-name="Standard"><text:tab/>printf("valid string");</text:p>
      <text:p text:style-name="Standard">return 0;</text:p>
      <text:p text:style-name="Standard">}</text:p>
      <text:p text:style-name="Standard"/>
      <text:p text:style-name="Standard"/>
      <text:p text:style-name="Standard"/>
      <text:p text:style-name="Standard">/*OUTPUT</text:p>
      <text:p text:style-name="Standard">Kailas</text:p>
      <text:p text:style-name="Standard"/>
      <text:p text:style-name="Standard"><text:soft-page-break/>enter string aab</text:p>
      <text:p text:style-name="Standard">valid string</text:p>
      <text:p text:style-name="Standard"/>
      <text:p text:style-name="Standard">enter string aaab</text:p>
      <text:p text:style-name="Standard">invalid string</text:p>
      <text:p text:style-name="Standard">*/</text:p>
      <text:p text:style-name="Standard"/>
      <text:p text:style-name="Standard"/>
      <text:p text:style-name="P2">PRGM6</text:p>
      <text:p text:style-name="P5">digit [0-9]</text:p>
      <text:p text:style-name="P5">letter [A-Za-z]</text:p>
      <text:p text:style-name="P5"/>
      <text:p text:style-name="P5">%{</text:p>
      <text:p text:style-name="P5">int count;</text:p>
      <text:p text:style-name="P5">%}</text:p>
      <text:p text:style-name="P5"/>
      <text:p text:style-name="P5">%%</text:p>
      <text:p text:style-name="P5">{letter}({letter}|{digit})* {count++;}</text:p>
      <text:p text:style-name="P5">{digit}({letter}|{digit})* {}</text:p>
      <text:p text:style-name="P5">%%</text:p>
      <text:p text:style-name="P5">int yywrap(void){}</text:p>
      <text:p text:style-name="P5">int main(){</text:p>
      <text:p text:style-name="P5">yylex();</text:p>
      <text:p text:style-name="P5">printf("number of identifiers=%d\n", count);</text:p>
      <text:p text:style-name="P5">return 0;</text:p>
      <text:p text:style-name="P5">}</text:p>
      <text:p text:style-name="P5"/>
      <text:p text:style-name="P5"/>
      <text:p text:style-name="P5"/>
      <text:p text:style-name="P5">/*OUTPUT</text:p>
      <text:p text:style-name="P5">Kailas</text:p>
      <text:p text:style-name="P5"/>
      <text:p text:style-name="P5">abcd</text:p>
      <text:p text:style-name="P5">number of identifiers=1</text:p>
      <text:p text:style-name="P5"/>
      <text:p text:style-name="P5">1234</text:p>
      <text:p text:style-name="P5">number of identifiers=0</text:p>
      <text:p text:style-name="P5"/>
      <text:p text:style-name="P5">*/</text:p>
      <text:p text:style-name="P2"/>
      <text:p text:style-name="P2"/>
      <text:p text:style-name="P3">PRGM7</text:p>
      <text:p text:style-name="P4">/*lex program to count number of words*/</text:p>
      <text:p text:style-name="P4">%{</text:p>
      <text:p text:style-name="P4">#include&lt;stdio.h&gt;</text:p>
      <text:p text:style-name="P4">#include&lt;string.h&gt;</text:p>
      <text:p text:style-name="P4">%}</text:p>
      <text:p text:style-name="P4"/>
      <text:p text:style-name="P4">/* Rules Section*/</text:p>
      <text:p text:style-name="P4">%%</text:p>
      <text:p text:style-name="P4"/>
      <text:p text:style-name="P4">(aa)[a|b]*(bb) {printf("matching");}</text:p>
      <text:p text:style-name="P4"><text:soft-page-break/>.* {printf("not matching");} </text:p>
      <text:p text:style-name="P4"/>
      <text:p text:style-name="P4">%%</text:p>
      <text:p text:style-name="P4"/>
      <text:p text:style-name="P4">int yywrap(void){}</text:p>
      <text:p text:style-name="P4"/>
      <text:p text:style-name="P4">int main()</text:p>
      <text:p text:style-name="P4">{</text:p>
      <text:p text:style-name="P4"><text:tab/>yylex();</text:p>
      <text:p text:style-name="P4"><text:tab/>return 0;</text:p>
      <text:p text:style-name="P4">}</text:p>
      <text:p text:style-name="P4"/>
      <text:p text:style-name="P4"/>
      <text:p text:style-name="P4"/>
      <text:p text:style-name="P4">/*OUTPUT</text:p>
      <text:p text:style-name="P4">Kailas</text:p>
      <text:p text:style-name="P4"/>
      <text:p text:style-name="P4">aabb</text:p>
      <text:p text:style-name="P4">matching</text:p>
      <text:p text:style-name="P4"/>
      <text:p text:style-name="P4">abbb</text:p>
      <text:p text:style-name="P4">not matching</text:p>
      <text:p text:style-name="P4">*/</text:p>
      <text:p text:style-name="P4"/>
      <text:p text:style-name="P4"/>
      <text:p text:style-name="P4"/>
      <text:p text:style-name="P4"/>
      <text:p text:style-name="P3">PRGM8</text:p>
      <text:p text:style-name="P4">%{</text:p>
      <text:p text:style-name="P4">#include&lt;stdio.h&gt;</text:p>
      <text:p text:style-name="P4">#include&lt;string.h&gt;</text:p>
      <text:p text:style-name="P4">%}</text:p>
      <text:p text:style-name="P4"/>
      <text:p text:style-name="P4">/* Rules Section*/</text:p>
      <text:p text:style-name="P4">%%</text:p>
      <text:p text:style-name="P4"/>
      <text:p text:style-name="P4">[0|1]*000[0|1]* {printf("matching");}</text:p>
      <text:p text:style-name="P4">.* {printf("not matching");} </text:p>
      <text:p text:style-name="P4"/>
      <text:p text:style-name="P4">%%</text:p>
      <text:p text:style-name="P4"/>
      <text:p text:style-name="P4">int yywrap(void){}</text:p>
      <text:p text:style-name="P4"/>
      <text:p text:style-name="P4">int main()</text:p>
      <text:p text:style-name="P4">{</text:p>
      <text:p text:style-name="P4"><text:tab/>yylex();</text:p>
      <text:p text:style-name="P4"><text:tab/>return 0;</text:p>
      <text:p text:style-name="P4">}</text:p>
      <text:p text:style-name="P4"/>
      <text:p text:style-name="P4"/>
      <text:p text:style-name="P4">/*OUTPUT</text:p>
      <text:p text:style-name="P4">Kailas</text:p>
      <text:p text:style-name="P4"><text:soft-page-break/></text:p>
      <text:p text:style-name="P4">10001</text:p>
      <text:p text:style-name="P4">matching</text:p>
      <text:p text:style-name="P4"/>
      <text:p text:style-name="P4">1101101</text:p>
      <text:p text:style-name="P4">not matching</text:p>
      <text:p text:style-name="P4">*/</text:p>
      <text:p text:style-name="P4"/>
      <text:p text:style-name="P3">PRGM9</text:p>
      <text:p text:style-name="P4">%{</text:p>
      <text:p text:style-name="P4">#include&lt;stdio.h&gt;</text:p>
      <text:p text:style-name="P4">int lines=0, words=0,s_letters=0,c_letters=0, num=0, spl_char=0,total=0;</text:p>
      <text:p text:style-name="P4">%}</text:p>
      <text:p text:style-name="P4">%%</text:p>
      <text:p text:style-name="P4"/>
      <text:p text:style-name="P4"/>
      <text:p text:style-name="P4"><text:s/></text:p>
      <text:p text:style-name="P4">\n { lines++; words++;}</text:p>
      <text:p text:style-name="P4">[\t ' '] words++;</text:p>
      <text:p text:style-name="P4">[A-Z] c_letters++;</text:p>
      <text:p text:style-name="P4">[a-z] s_letters++;</text:p>
      <text:p text:style-name="P4">[0-9] num++;</text:p>
      <text:p text:style-name="P4">. spl_char++;</text:p>
      <text:p text:style-name="P4">%%</text:p>
      <text:p text:style-name="P4"/>
      <text:p text:style-name="P4"/>
      <text:p text:style-name="P4"/>
      <text:p text:style-name="P4"/>
      <text:p text:style-name="P4"/>
      <text:p text:style-name="P4">int main()</text:p>
      <text:p text:style-name="P4">{</text:p>
      <text:p text:style-name="P4">yyin= fopen("myfile.txt","r");</text:p>
      <text:p text:style-name="P4">yylex();</text:p>
      <text:p text:style-name="P4">total=s_letters+c_letters+num+spl_char;</text:p>
      <text:p text:style-name="P4">printf(" This File contains ...");</text:p>
      <text:p text:style-name="P4">printf("\n\t%d lines", lines);</text:p>
      <text:p text:style-name="P4">printf("\n\t%d words",words);</text:p>
      <text:p text:style-name="P4">printf("\n\t%d small letters", s_letters);</text:p>
      <text:p text:style-name="P4">printf("\n\t%d capital letters",c_letters);</text:p>
      <text:p text:style-name="P4">printf("\n\t%d digits", num);</text:p>
      <text:p text:style-name="P4">printf("\n\t%d special characters",spl_char);</text:p>
      <text:p text:style-name="P4">printf("\n\tIn total %d characters.\n",total);</text:p>
      <text:p text:style-name="P4">}</text:p>
      <text:p text:style-name="P4"><text:s/></text:p>
      <text:p text:style-name="P4">int yywrap()</text:p>
      <text:p text:style-name="P4">{</text:p>
      <text:p text:style-name="P4">return(1);</text:p>
      <text:p text:style-name="P4">}</text:p>
      <text:p text:style-name="P4"/>
      <text:p text:style-name="P4"/>
      <text:p text:style-name="P4"/>
      <text:p text:style-name="P4">/*OUTPUT</text:p>
      <text:p text:style-name="P4"><text:soft-page-break/></text:p>
      <text:p text:style-name="P4">myfile.txt</text:p>
      <text:p text:style-name="P4"/>
      <text:p text:style-name="P4">Hello everyone.</text:p>
      <text:p text:style-name="P4">I am Kailas.</text:p>
      <text:p text:style-name="P4">My age is 21.</text:p>
      <text:p text:style-name="P4">Today's date is 30/08/2022.</text:p>
      <text:p text:style-name="P4"/>
      <text:p text:style-name="P4"/>
      <text:p text:style-name="P4">This File contains ...</text:p>
      <text:p text:style-name="P4"><text:tab/>4 lines</text:p>
      <text:p text:style-name="P4"><text:tab/>14 words</text:p>
      <text:p text:style-name="P4"><text:tab/>36 small letters</text:p>
      <text:p text:style-name="P4"><text:tab/>5 capital letters</text:p>
      <text:p text:style-name="P4"><text:tab/>10 digits</text:p>
      <text:p text:style-name="P4"><text:tab/>6 special characters</text:p>
      <text:p text:style-name="P4"><text:tab/>In total 57 characters</text:p>
      <text:p text:style-name="P4"/>
      <text:p text:style-name="P4">*/</text:p>
      <text:p text:style-name="P4"/>
      <text:p text:style-name="P4"/>
      <text:p text:style-name="P3">PRGM10</text:p>
      <text:p text:style-name="P4">%{</text:p>
      <text:p text:style-name="P4">#include&lt;stdio.h&gt;</text:p>
      <text:p text:style-name="P4">int three_num=0,num=0,id_a=0,id_b=0,total=0;</text:p>
      <text:p text:style-name="P4">%}</text:p>
      <text:p text:style-name="P4">%%</text:p>
      <text:p text:style-name="P4"/>
      <text:p text:style-name="P4"/>
      <text:p text:style-name="P4"><text:s/></text:p>
      <text:p text:style-name="P4">[0-9]* {num++; if(yyleng==3)three_num++;}</text:p>
      <text:p text:style-name="P4">[A-Za-z]([A-Za-z]|[0-9])* {total++;if(yytext[0]=='a') id_a++; if(yytext[yyleng-1]=='b') id_b++;}</text:p>
      <text:p text:style-name="P4">%%</text:p>
      <text:p text:style-name="P4"/>
      <text:p text:style-name="P4"/>
      <text:p text:style-name="P4"/>
      <text:p text:style-name="P4"/>
      <text:p text:style-name="P4"/>
      <text:p text:style-name="P4">int main()</text:p>
      <text:p text:style-name="P4">{</text:p>
      <text:p text:style-name="P4">yyin= fopen("myfile2.txt","r");</text:p>
      <text:p text:style-name="P4">yylex();</text:p>
      <text:p text:style-name="P4"/>
      <text:p text:style-name="P4">printf(" This File contains ...");</text:p>
      <text:p text:style-name="P4">printf("\n\t%d 3 digit numbers", three_num);</text:p>
      <text:p text:style-name="P4">printf("\n\t%d identifier starting with 'a' ", id_a++);</text:p>
      <text:p text:style-name="P4">printf("\n\t%d identifier ending with 'b' ", id_b++);</text:p>
      <text:p text:style-name="P4">printf("\n\t%d digits", num);</text:p>
      <text:p text:style-name="P4">printf("\n\tIn total %d characters.\n",total);</text:p>
      <text:p text:style-name="P4">}</text:p>
      <text:p text:style-name="P4"><text:s/></text:p>
      <text:p text:style-name="P4">int yywrap()</text:p>
      <text:p text:style-name="P4"><text:soft-page-break/>{</text:p>
      <text:p text:style-name="P4">return(1);</text:p>
      <text:p text:style-name="P4">}</text:p>
      <text:p text:style-name="P4"/>
      <text:p text:style-name="P4"/>
      <text:p text:style-name="P4"/>
      <text:p text:style-name="P4">/*OUTPUT</text:p>
      <text:p text:style-name="P4"/>
      <text:p text:style-name="P4">myfile2.txt</text:p>
      <text:p text:style-name="P4"/>
      <text:p text:style-name="P4">300 200 2000 19</text:p>
      <text:p text:style-name="P4">adfgjie</text:p>
      <text:p text:style-name="P4">Aaddefsdg</text:p>
      <text:p text:style-name="P4">0sdfweb</text:p>
      <text:p text:style-name="P4">5634gxtdbg</text:p>
      <text:p text:style-name="P4">gtdrhb</text:p>
      <text:p text:style-name="P4">dfgsb</text:p>
      <text:p text:style-name="P4">43</text:p>
      <text:p text:style-name="P4">54</text:p>
      <text:p text:style-name="P4"/>
      <text:p text:style-name="P4"/>
      <text:p text:style-name="P4"><text:s/>This File contains ...</text:p>
      <text:p text:style-name="P4"><text:tab/>2 3 digit numbers</text:p>
      <text:p text:style-name="P4"><text:tab/>1 identifier starting with 'a' </text:p>
      <text:p text:style-name="P4"><text:tab/>3 identifier ending with 'b' </text:p>
      <text:p text:style-name="P4"><text:tab/>8 digits</text:p>
      <text:p text:style-name="P4"><text:tab/>In total 6 characters.</text:p>
      <text:p text:style-name="P4"/>
      <text:p text:style-name="P4">*/</text:p>
      <text:p text:style-name="P3">PRGM11</text:p>
      <text:p text:style-name="P4">%{</text:p>
      <text:p text:style-name="P4">#include&lt;stdio.h&gt;</text:p>
      <text:p text:style-name="P4">int even_num=0,odd_num=0,float_num=0,neg_num=0,total=0;</text:p>
      <text:p text:style-name="P4">%}</text:p>
      <text:p text:style-name="P4">%%</text:p>
      <text:p text:style-name="P4"/>
      <text:p text:style-name="P4">[0-9]+ {total++; if(yytext[yyleng-1]%2==0)even_num++; else odd_num++;}</text:p>
      <text:p text:style-name="P4">-[0-9]+ {total++;neg_num++; if(yytext[yyleng-1]%2==0)even_num++; else odd_num++;}</text:p>
      <text:p text:style-name="P4">[0-9]*[.][0-9]* {total++;float_num++;}</text:p>
      <text:p text:style-name="P4"/>
      <text:p text:style-name="P4"/>
      <text:p text:style-name="P4">%%</text:p>
      <text:p text:style-name="P4"/>
      <text:p text:style-name="P4"/>
      <text:p text:style-name="P4"/>
      <text:p text:style-name="P4"/>
      <text:p text:style-name="P4"/>
      <text:p text:style-name="P4">int main()</text:p>
      <text:p text:style-name="P4">{</text:p>
      <text:p text:style-name="P4">yyin= fopen("myfile3.txt","r");</text:p>
      <text:p text:style-name="P4">yylex();</text:p>
      <text:p text:style-name="P4"/>
      <text:p text:style-name="P4"><text:soft-page-break/>printf(" This File contains ...");</text:p>
      <text:p text:style-name="P4">printf("\n\t%d even numbers", even_num);</text:p>
      <text:p text:style-name="P4">printf("\n\t%d odd numbers", odd_num);</text:p>
      <text:p text:style-name="P4">printf("\n\t%d floating point numbers", float_num);</text:p>
      <text:p text:style-name="P4">printf("\n\t%d negative numbers", neg_num);</text:p>
      <text:p text:style-name="P4">printf("\n\tIn total %d integers\n",total);</text:p>
      <text:p text:style-name="P4">}</text:p>
      <text:p text:style-name="P4"><text:s/></text:p>
      <text:p text:style-name="P4">int yywrap()</text:p>
      <text:p text:style-name="P4">{</text:p>
      <text:p text:style-name="P4">return(1);</text:p>
      <text:p text:style-name="P4">}</text:p>
      <text:p text:style-name="P4"/>
      <text:p text:style-name="P4"/>
      <text:p text:style-name="P4"/>
      <text:p text:style-name="P4">/*OUTPUT</text:p>
      <text:p text:style-name="P4"/>
      <text:p text:style-name="P4">myfile3.txt</text:p>
      <text:p text:style-name="P4"/>
      <text:p text:style-name="P4">23</text:p>
      <text:p text:style-name="P4">22</text:p>
      <text:p text:style-name="P4">43.34</text:p>
      <text:p text:style-name="P4">4.1</text:p>
      <text:p text:style-name="P4">4455</text:p>
      <text:p text:style-name="P4">43</text:p>
      <text:p text:style-name="P4">-4</text:p>
      <text:p text:style-name="P4">-2</text:p>
      <text:p text:style-name="P4"/>
      <text:p text:style-name="P4"><text:s/>This File contains ...</text:p>
      <text:p text:style-name="P4"><text:tab/>3 even numbers</text:p>
      <text:p text:style-name="P4"><text:tab/>3 odd numbers</text:p>
      <text:p text:style-name="P4"><text:tab/>2 floating point numbers</text:p>
      <text:p text:style-name="P4"><text:tab/>2 negative numbers</text:p>
      <text:p text:style-name="P4"><text:tab/>In total 8 integers</text:p>
      <text:p text:style-name="P4"/>
      <text:p text:style-name="P4"/>
      <text:p text:style-name="P4">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7T10:44:51.208040758</meta:creation-date>
    <dc:date>2022-10-07T11:10:18.873511374</dc:date>
    <meta:editing-duration>PT14M5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1" meta:paragraph-count="405" meta:word-count="714" meta:character-count="5763" meta:non-whitespace-character-count="5241"/>
  </office:meta>
</office:document-meta>
</file>